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13de" officeooo:paragraph-rsid="000713de" style:font-weight-asian="bold" style:font-weight-complex="bold"/>
    </style:style>
    <style:style style:name="P2" style:family="paragraph" style:parent-style-name="Standard">
      <style:text-properties fo:font-weight="normal" officeooo:rsid="000713de" officeooo:paragraph-rsid="000713de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0713de" officeooo:paragraph-rsid="000713de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713de" officeooo:paragraph-rsid="000713de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0713de" officeooo:paragraph-rsid="000713d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chmark test</text:p>
      <text:p text:style-name="P1"/>
      <text:p text:style-name="P1">Threads:</text:p>
      <text:list xml:id="list1468342806949795795" text:style-name="L1">
        <text:list-item>
          <text:p text:style-name="P3">1 + 29 first prime numbers (1 -113)</text:p>
        </text:list-item>
        <text:list-item>
          <text:p text:style-name="P3">each thread has counter for popped + stolen + Empty + Abort</text:p>
        </text:list-item>
        <text:list-item>
          <text:p text:style-name="P3">→ final benchmark: counters + nb elems in deque</text:p>
        </text:list-item>
      </text:list>
      <text:p text:style-name="P1">Elements:</text:p>
      <text:list xml:id="list2440417685772086024" text:style-name="L2">
        <text:list-item>
          <text:p text:style-name="P4">Type node</text:p>
        </text:list-item>
        <text:list-item>
          <text:p text:style-name="P4">DAG, each thread initially points to node</text:p>
        </text:list-item>
        <text:list-item>
          <text:p text:style-name="P4">Upon pop, enqueue children, generate new children</text:p>
        </text:list-item>
        <text:list-item>
          <text:p text:style-name="P4">Steal: from random thread in thread array</text:p>
        </text:list-item>
      </text:list>
      <text:p text:style-name="P2"/>
      <text:p text:style-name="P1">End:</text:p>
      <text:p text:style-name="P1"/>
      <text:list xml:id="list4865824794336247946" text:style-name="L3">
        <text:list-item>
          <text:p text:style-name="P5">Time? 500ms?</text:p>
        </text:list-item>
      </text:list>
      <text:p text:style-name="P2">Flag in each thread, while loop testing them al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57:05.808916760</meta:creation-date>
    <dc:date>2018-05-24T14:11:32.798877406</dc:date>
    <meta:editing-duration>PT4M16S</meta:editing-duration>
    <meta:editing-cycles>1</meta:editing-cycles>
    <meta:document-statistic meta:table-count="0" meta:image-count="0" meta:object-count="0" meta:page-count="1" meta:paragraph-count="13" meta:word-count="76" meta:character-count="384" meta:non-whitespace-character-count="329"/>
    <meta:generator>LibreOffice/5.1.6.2$Linux_X86_64 LibreOffice_project/10m0$Build-2</meta:generator>
  </office:meta>
</office:document-meta>
</file>